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7252in" fo:break-before="auto" style:use-optimal-row-height="false"/>
    </style:style>
    <style:style style:name="ro5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2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39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</text:span><text:span text:style-name="T4">on 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3" office:value-type="string">
            <text:p>use same model as sic, etc. but drop sectionLike, measureLike, staffLike, layerLike?</text:p>
          </table:table-cell>
          <table:table-cell table:style-name="ce2" table:number-columns-repeated="1018"/>
        </table:table-row>
        <table:table-row table:style-name="ro56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1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38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35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9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35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3" office:value-type="string">
            <text:p>why not use @instr? <text:s/>add (performer IDREF) attr?</text:p>
          </table:table-cell>
          <table:table-cell table:style-name="ce2" table:number-columns-repeated="1018"/>
        </table:table-row>
        <table:table-row table:style-name="ro37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57" table:number-rows-repeated="65440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0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5-26T10:28:01.24</dc:date>
    <meta:editing-duration>PT20H18M48S</meta:editing-duration>
    <meta:editing-cycles>137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07" meta:object-count="0"/>
  </office:meta>
</office:document-meta>
</file>